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95cm"/>
    </style:style>
    <style:style style:name="Tableau1.B" style:family="table-column">
      <style:table-column-properties style:column-width="2.408cm"/>
    </style:style>
    <style:style style:name="Tableau1.C" style:family="table-column">
      <style:table-column-properties style:column-width="9.7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officeooo:paragraph-rsid="00260ecb"/>
    </style:style>
    <style:style style:name="P2" style:family="paragraph" style:parent-style-name="Text_20_body">
      <style:text-properties style:font-name="Arial" officeooo:paragraph-rsid="0027e9f2"/>
    </style:style>
    <style:style style:name="P3" style:family="paragraph" style:parent-style-name="Text_20_body">
      <style:text-properties style:font-name="Arial" officeooo:paragraph-rsid="002dc166"/>
    </style:style>
    <style:style style:name="P4" style:family="paragraph" style:parent-style-name="Text_20_body">
      <style:text-properties style:font-name="Arial" officeooo:paragraph-rsid="0030d3d9"/>
    </style:style>
    <style:style style:name="P5" style:family="paragraph" style:parent-style-name="Text_20_body">
      <style:text-properties style:font-name="Arial" officeooo:paragraph-rsid="0032f998"/>
    </style:style>
    <style:style style:name="P6" style:family="paragraph" style:parent-style-name="Text_20_body" style:list-style-name="L1">
      <style:text-properties style:font-name="Arial" officeooo:paragraph-rsid="0032f998"/>
    </style:style>
    <style:style style:name="P7" style:family="paragraph" style:parent-style-name="Text_20_body" style:list-style-name="L1">
      <style:text-properties style:font-name="Arial" officeooo:paragraph-rsid="0035330c"/>
    </style:style>
    <style:style style:name="P8" style:family="paragraph" style:parent-style-name="Text_20_body">
      <style:text-properties style:font-name="Arial" officeooo:paragraph-rsid="0035330c"/>
    </style:style>
    <style:style style:name="P9" style:family="paragraph" style:parent-style-name="Text_20_body">
      <style:text-properties style:font-name="Arial" officeooo:paragraph-rsid="0039810e"/>
    </style:style>
    <style:style style:name="P10" style:family="paragraph" style:parent-style-name="Text_20_body">
      <style:text-properties style:font-name="Arial" officeooo:paragraph-rsid="003c32e0"/>
    </style:style>
    <style:style style:name="P11" style:family="paragraph" style:parent-style-name="Text_20_body" style:list-style-name="L2">
      <style:text-properties style:font-name="Arial" officeooo:paragraph-rsid="003e1ef4"/>
    </style:style>
    <style:style style:name="P12" style:family="paragraph" style:parent-style-name="Text_20_body" style:list-style-name="L2">
      <style:text-properties style:font-name="Arial" officeooo:paragraph-rsid="0042ac0f"/>
    </style:style>
    <style:style style:name="P13" style:family="paragraph" style:parent-style-name="Text_20_body" style:list-style-name="L2">
      <style:text-properties style:font-name="Arial" officeooo:paragraph-rsid="00452f83"/>
    </style:style>
    <style:style style:name="P14" style:family="paragraph" style:parent-style-name="Text_20_body" style:list-style-name="L2">
      <style:text-properties style:font-name="Arial" officeooo:paragraph-rsid="0068e5e5"/>
    </style:style>
    <style:style style:name="P15" style:family="paragraph" style:parent-style-name="Text_20_body">
      <style:text-properties style:font-name="Arial" officeooo:paragraph-rsid="00452f83"/>
    </style:style>
    <style:style style:name="P16" style:family="paragraph" style:parent-style-name="Text_20_body" style:list-style-name="L3">
      <style:text-properties style:font-name="Arial" officeooo:paragraph-rsid="006c373c"/>
    </style:style>
    <style:style style:name="P17" style:family="paragraph" style:parent-style-name="Text_20_body" style:list-style-name="L3">
      <style:text-properties style:font-name="Arial" officeooo:paragraph-rsid="007d2e9c"/>
    </style:style>
    <style:style style:name="P18" style:family="paragraph" style:parent-style-name="Text_20_body">
      <style:text-properties style:font-name="Arial" officeooo:paragraph-rsid="007d2e9c"/>
    </style:style>
    <style:style style:name="P19" style:family="paragraph" style:parent-style-name="Text_20_body" style:list-style-name="L1">
      <style:text-properties officeooo:paragraph-rsid="0032f998"/>
    </style:style>
    <style:style style:name="P20" style:family="paragraph" style:parent-style-name="Text_20_body">
      <style:text-properties officeooo:paragraph-rsid="0052c46b"/>
    </style:style>
    <style:style style:name="P21" style:family="paragraph" style:parent-style-name="Text_20_body" style:list-style-name="L3">
      <style:text-properties fo:font-weight="normal" officeooo:paragraph-rsid="006a6109" style:font-weight-asian="normal" style:font-weight-complex="normal"/>
    </style:style>
    <style:style style:name="P22" style:family="paragraph" style:parent-style-name="Text_20_body">
      <style:text-properties officeooo:paragraph-rsid="0057e788"/>
    </style:style>
    <style:style style:name="P23" style:family="paragraph" style:parent-style-name="Text_20_body">
      <style:text-properties officeooo:paragraph-rsid="005c2232"/>
    </style:style>
    <style:style style:name="P24" style:family="paragraph" style:parent-style-name="Text_20_body">
      <style:text-properties officeooo:paragraph-rsid="0060c42e"/>
    </style:style>
    <style:style style:name="P25" style:family="paragraph" style:parent-style-name="Text_20_body">
      <style:text-properties officeooo:paragraph-rsid="0065190c"/>
    </style:style>
    <style:style style:name="P26" style:family="paragraph" style:parent-style-name="Text_20_body">
      <style:text-properties officeooo:paragraph-rsid="008099d8"/>
    </style:style>
    <style:style style:name="P27" style:family="paragraph" style:parent-style-name="Text_20_body">
      <style:text-properties officeooo:paragraph-rsid="0081810c"/>
    </style:style>
    <style:style style:name="P28" style:family="paragraph" style:parent-style-name="Preformatted_20_Text">
      <style:paragraph-properties fo:text-align="center" style:justify-single-word="false"/>
      <style:text-properties style:font-name="Arial" fo:font-size="32pt" officeooo:paragraph-rsid="001f7725" style:font-size-asian="32pt" style:font-size-complex="32pt"/>
    </style:style>
    <style:style style:name="P29" style:family="paragraph" style:parent-style-name="Preformatted_20_Text">
      <style:paragraph-properties fo:text-align="center" style:justify-single-word="false"/>
      <style:text-properties style:font-name="Arial" fo:font-size="20pt" officeooo:paragraph-rsid="001f7725" style:font-size-asian="17.5pt" style:font-size-complex="20pt"/>
    </style:style>
    <style:style style:name="P30" style:family="paragraph" style:parent-style-name="Preformatted_20_Text">
      <style:paragraph-properties fo:text-align="start" style:justify-single-word="false"/>
      <style:text-properties style:font-name="Arial" fo:font-size="18pt" officeooo:paragraph-rsid="001f7725" style:font-size-asian="15.75pt" style:font-size-complex="18pt"/>
    </style:style>
    <style:style style:name="P31" style:family="paragraph" style:parent-style-name="Preformatted_20_Text">
      <style:paragraph-properties fo:text-align="start" style:justify-single-word="false"/>
      <style:text-properties style:font-name="Arial" fo:font-size="12pt" officeooo:paragraph-rsid="00260ecb" style:font-size-asian="12pt" style:font-size-complex="12pt"/>
    </style:style>
    <style:style style:name="P32" style:family="paragraph" style:parent-style-name="Preformatted_20_Text" style:master-page-name="First_20_Page">
      <style:paragraph-properties fo:text-align="center" style:justify-single-word="false" style:page-number="auto"/>
      <style:text-properties style:font-name="Arial" fo:font-size="32pt" officeooo:paragraph-rsid="001f7725" style:font-size-asian="32pt" style:font-size-complex="32pt"/>
    </style:style>
    <style:style style:name="P33" style:family="paragraph" style:parent-style-name="Heading_20_3">
      <style:text-properties fo:font-weight="normal" style:font-weight-asian="normal" style:font-weight-complex="normal"/>
    </style:style>
    <style:style style:name="P34" style:family="paragraph" style:parent-style-name="Table_20_Contents">
      <style:text-properties style:font-name="Arial" officeooo:paragraph-rsid="0029d555"/>
    </style:style>
    <style:style style:name="P35" style:family="paragraph" style:parent-style-name="Table_20_Contents">
      <style:text-properties style:font-name="Arial" officeooo:paragraph-rsid="002b386e"/>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Heading" style:master-page-name="Index">
      <style:paragraph-properties style:page-number="auto" fo:break-before="page"/>
    </style:style>
    <style:style style:name="P38" style:family="paragraph" style:parent-style-name="Table_20_Heading">
      <style:text-properties style:font-name="Arial" officeooo:paragraph-rsid="00284e49"/>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1">
      <style:paragraph-properties fo:break-before="page"/>
      <style:text-properties style:font-name="Arial"/>
    </style:style>
    <style:style style:name="P41" style:family="paragraph" style:parent-style-name="Heading_20_1">
      <style:paragraph-properties fo:break-before="page"/>
      <style:text-properties style:font-name="Arial" fo:font-weight="bold" style:font-weight-asian="bold" style:font-weight-complex="bold"/>
    </style:style>
    <style:style style:name="P42" style:family="paragraph" style:parent-style-name="Heading_20_1">
      <style:paragraph-properties fo:break-before="page"/>
      <style:text-properties fo:font-weight="bold" officeooo:paragraph-rsid="007f1fbc" style:font-weight-asian="bold" style:font-weight-complex="bold"/>
    </style:style>
    <style:style style:name="P43" style:family="paragraph" style:parent-style-name="Heading_20_1">
      <style:text-properties style:font-name="Arial"/>
    </style:style>
    <style:style style:name="P44" style:family="paragraph" style:parent-style-name="Heading_20_1">
      <style:text-properties style:font-name="Arial" fo:font-weight="bold" style:font-weight-asian="bold" style:font-weight-complex="bold"/>
    </style:style>
    <style:style style:name="P45" style:family="paragraph" style:parent-style-name="Heading_20_1" style:list-style-name="">
      <style:text-properties style:font-name="Arial" fo:font-weight="bold" style:font-weight-asian="bold" style:font-weight-complex="bold"/>
    </style:style>
    <style:style style:name="P46" style:family="paragraph" style:parent-style-name="Heading_20_1">
      <style:text-properties fo:font-weight="bold" style:font-weight-asian="bold" style:font-weight-complex="bold"/>
    </style:style>
    <style:style style:name="P47" style:family="paragraph" style:parent-style-name="Heading_20_1" style:master-page-name="Standard">
      <style:paragraph-properties style:page-number="1" fo:break-before="page"/>
      <style:text-properties style:font-name="Arial"/>
    </style:style>
    <style:style style:name="P48" style:family="paragraph" style:parent-style-name="Heading_20_2">
      <style:text-properties fo:font-weight="bold" style:font-weight-asian="bold" style:font-weight-complex="bold"/>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f7725"/>
    </style:style>
    <style:style style:name="T2" style:family="text">
      <style:text-properties officeooo:rsid="0020d821"/>
    </style:style>
    <style:style style:name="T3" style:family="text">
      <style:text-properties officeooo:rsid="00226afb"/>
    </style:style>
    <style:style style:name="T4" style:family="text">
      <style:text-properties officeooo:rsid="00260ecb"/>
    </style:style>
    <style:style style:name="T5" style:family="text">
      <style:text-properties style:font-name="Arial" officeooo:rsid="0032f998"/>
    </style:style>
    <style:style style:name="T6" style:family="text">
      <style:text-properties style:font-name="Arial" fo:font-weight="normal" officeooo:rsid="004cdab6" style:font-weight-asian="normal" style:font-weight-complex="normal"/>
    </style:style>
    <style:style style:name="T7" style:family="text">
      <style:text-properties style:font-name="Arial" fo:font-weight="normal" officeooo:rsid="004f3b12" style:font-weight-asian="normal" style:font-weight-complex="normal"/>
    </style:style>
    <style:style style:name="T8" style:family="text">
      <style:text-properties style:font-name="Arial" fo:font-weight="normal" officeooo:rsid="0050f6a0" style:font-weight-asian="normal" style:font-weight-complex="normal"/>
    </style:style>
    <style:style style:name="T9" style:family="text">
      <style:text-properties style:font-name="Arial" fo:font-weight="normal" officeooo:rsid="0052c46b" style:font-weight-asian="normal" style:font-weight-complex="normal"/>
    </style:style>
    <style:style style:name="T10" style:family="text">
      <style:text-properties style:font-name="Arial" fo:font-weight="normal" officeooo:rsid="0057e788" style:font-weight-asian="normal" style:font-weight-complex="normal"/>
    </style:style>
    <style:style style:name="T11" style:family="text">
      <style:text-properties style:font-name="Arial" fo:font-weight="normal" officeooo:rsid="0057fe8c" style:font-weight-asian="normal" style:font-weight-complex="normal"/>
    </style:style>
    <style:style style:name="T12" style:family="text">
      <style:text-properties style:font-name="Arial" fo:font-weight="normal" officeooo:rsid="0057ff23" style:font-weight-asian="normal" style:font-weight-complex="normal"/>
    </style:style>
    <style:style style:name="T13" style:family="text">
      <style:text-properties style:font-name="Arial" fo:font-weight="normal" officeooo:rsid="005c2232" style:font-weight-asian="normal" style:font-weight-complex="normal"/>
    </style:style>
    <style:style style:name="T14" style:family="text">
      <style:text-properties style:font-name="Arial" fo:font-weight="normal" officeooo:rsid="005d1f88" style:font-weight-asian="normal" style:font-weight-complex="normal"/>
    </style:style>
    <style:style style:name="T15" style:family="text">
      <style:text-properties style:font-name="Arial" fo:font-weight="normal" officeooo:rsid="0060c42e" style:font-weight-asian="normal" style:font-weight-complex="normal"/>
    </style:style>
    <style:style style:name="T16" style:family="text">
      <style:text-properties style:font-name="Arial" fo:font-weight="normal" officeooo:rsid="00625b46" style:font-weight-asian="normal" style:font-weight-complex="normal"/>
    </style:style>
    <style:style style:name="T17" style:family="text">
      <style:text-properties style:font-name="Arial" fo:font-weight="normal" officeooo:rsid="0065190c" style:font-weight-asian="normal" style:font-weight-complex="normal"/>
    </style:style>
    <style:style style:name="T18" style:family="text">
      <style:text-properties style:font-name="Arial" officeooo:rsid="0048f7f3"/>
    </style:style>
    <style:style style:name="T19" style:family="text">
      <style:text-properties style:font-name="Arial" officeooo:rsid="0054e4f6"/>
    </style:style>
    <style:style style:name="T20" style:family="text">
      <style:text-properties style:font-name="Arial" officeooo:rsid="0058d72a"/>
    </style:style>
    <style:style style:name="T21" style:family="text">
      <style:text-properties style:font-name="Arial" officeooo:rsid="005a87ac"/>
    </style:style>
    <style:style style:name="T22" style:family="text">
      <style:text-properties style:font-name="Arial" officeooo:rsid="00665977"/>
    </style:style>
    <style:style style:name="T23" style:family="text">
      <style:text-properties style:font-name="Arial" officeooo:rsid="006a6109"/>
    </style:style>
    <style:style style:name="T24" style:family="text">
      <style:text-properties style:font-name="Arial" officeooo:rsid="0029d555"/>
    </style:style>
    <style:style style:name="T25" style:family="text">
      <style:text-properties fo:font-size="12pt" officeooo:rsid="00260ecb" style:font-size-asian="12pt" style:font-size-complex="12pt"/>
    </style:style>
    <style:style style:name="T26" style:family="text">
      <style:text-properties officeooo:rsid="00271c63"/>
    </style:style>
    <style:style style:name="T27" style:family="text">
      <style:text-properties officeooo:rsid="0027e9f2"/>
    </style:style>
    <style:style style:name="T28" style:family="text">
      <style:text-properties officeooo:rsid="00284e49"/>
    </style:style>
    <style:style style:name="T29" style:family="text">
      <style:text-properties officeooo:rsid="0029d555"/>
    </style:style>
    <style:style style:name="T30" style:family="text">
      <style:text-properties officeooo:rsid="002b386e"/>
    </style:style>
    <style:style style:name="T31" style:family="text">
      <style:text-properties officeooo:rsid="002cba03"/>
    </style:style>
    <style:style style:name="T32" style:family="text">
      <style:text-properties officeooo:rsid="002dc166"/>
    </style:style>
    <style:style style:name="T33" style:family="text">
      <style:text-properties officeooo:rsid="002f7df8"/>
    </style:style>
    <style:style style:name="T34" style:family="text">
      <style:text-properties officeooo:rsid="0030d3d9"/>
    </style:style>
    <style:style style:name="T35" style:family="text">
      <style:text-properties officeooo:rsid="0031a38d"/>
    </style:style>
    <style:style style:name="T36" style:family="text">
      <style:text-properties officeooo:rsid="0032f998"/>
    </style:style>
    <style:style style:name="T37" style:family="text">
      <style:text-properties fo:font-weight="bold" officeooo:rsid="0035330c" style:font-weight-asian="bold" style:font-weight-complex="bold"/>
    </style:style>
    <style:style style:name="T38" style:family="text">
      <style:text-properties fo:font-weight="normal" officeooo:rsid="0035330c" style:font-weight-asian="normal" style:font-weight-complex="normal"/>
    </style:style>
    <style:style style:name="T39" style:family="text">
      <style:text-properties fo:font-weight="normal" officeooo:rsid="0039810e" style:font-weight-asian="normal" style:font-weight-complex="normal"/>
    </style:style>
    <style:style style:name="T40" style:family="text">
      <style:text-properties fo:font-weight="normal" officeooo:rsid="003c32e0" style:font-weight-asian="normal" style:font-weight-complex="normal"/>
    </style:style>
    <style:style style:name="T41" style:family="text">
      <style:text-properties fo:font-weight="normal" officeooo:rsid="003e1ef4" style:font-weight-asian="normal" style:font-weight-complex="normal"/>
    </style:style>
    <style:style style:name="T42" style:family="text">
      <style:text-properties fo:font-weight="normal" officeooo:rsid="003fd187" style:font-weight-asian="normal" style:font-weight-complex="normal"/>
    </style:style>
    <style:style style:name="T43" style:family="text">
      <style:text-properties fo:font-weight="normal" officeooo:rsid="0040449f" style:font-weight-asian="normal" style:font-weight-complex="normal"/>
    </style:style>
    <style:style style:name="T44" style:family="text">
      <style:text-properties fo:font-weight="normal" officeooo:rsid="0040e798" style:font-weight-asian="normal" style:font-weight-complex="normal"/>
    </style:style>
    <style:style style:name="T45" style:family="text">
      <style:text-properties fo:font-weight="normal" officeooo:rsid="00419729" style:font-weight-asian="normal" style:font-weight-complex="normal"/>
    </style:style>
    <style:style style:name="T46" style:family="text">
      <style:text-properties fo:font-weight="normal" officeooo:rsid="0042ac0f" style:font-weight-asian="normal" style:font-weight-complex="normal"/>
    </style:style>
    <style:style style:name="T47" style:family="text">
      <style:text-properties fo:font-weight="normal" officeooo:rsid="004338ef" style:font-weight-asian="normal" style:font-weight-complex="normal"/>
    </style:style>
    <style:style style:name="T48" style:family="text">
      <style:text-properties fo:font-weight="normal" officeooo:rsid="00452f83" style:font-weight-asian="normal" style:font-weight-complex="normal"/>
    </style:style>
    <style:style style:name="T49" style:family="text">
      <style:text-properties fo:font-weight="normal" officeooo:rsid="0069cb86" style:font-weight-asian="normal" style:font-weight-complex="normal"/>
    </style:style>
    <style:style style:name="T50" style:family="text">
      <style:text-properties fo:font-weight="normal" officeooo:rsid="006c373c" style:font-weight-asian="normal" style:font-weight-complex="normal"/>
    </style:style>
    <style:style style:name="T51" style:family="text">
      <style:text-properties fo:font-weight="normal" officeooo:rsid="007d2e9c" style:font-weight-asian="normal" style:font-weight-complex="normal"/>
    </style:style>
    <style:style style:name="T52" style:family="text">
      <style:text-properties fo:font-weight="normal" officeooo:rsid="008099d8" style:font-weight-asian="normal" style:font-weight-complex="normal"/>
    </style:style>
    <style:style style:name="T53" style:family="text">
      <style:text-properties fo:font-weight="normal" officeooo:rsid="0081810c" style:font-weight-asian="normal" style:font-weight-complex="normal"/>
    </style:style>
    <style:style style:name="T54" style:family="text">
      <style:text-properties officeooo:rsid="003779c6"/>
    </style:style>
    <style:style style:name="T55" style:family="text">
      <style:text-properties officeooo:rsid="00469146"/>
    </style:style>
    <style:style style:name="T56" style:family="text">
      <style:text-properties officeooo:rsid="006eff40"/>
    </style:style>
    <style:style style:name="T57" style:family="text">
      <style:text-properties officeooo:rsid="006fa5ea"/>
    </style:style>
    <style:style style:name="T58" style:family="text">
      <style:text-properties officeooo:rsid="0071797c"/>
    </style:style>
    <style:style style:name="T59" style:family="text">
      <style:text-properties officeooo:rsid="00731ae3"/>
    </style:style>
    <style:style style:name="T60" style:family="text">
      <style:text-properties officeooo:rsid="00745286"/>
    </style:style>
    <style:style style:name="T61" style:family="text">
      <style:text-properties officeooo:rsid="00757bd4"/>
    </style:style>
    <style:style style:name="T62" style:family="text">
      <style:text-properties officeooo:rsid="0076958c"/>
    </style:style>
    <style:style style:name="T63" style:family="text">
      <style:text-properties officeooo:rsid="007814cc"/>
    </style:style>
    <style:style style:name="T64" style:family="text">
      <style:text-properties officeooo:rsid="00789ad6"/>
    </style:style>
    <style:style style:name="T65" style:family="text">
      <style:text-properties officeooo:rsid="00791871"/>
    </style:style>
    <style:style style:name="T66" style:family="text">
      <style:text-properties officeooo:rsid="0079f461"/>
    </style:style>
    <style:style style:name="T67" style:family="text">
      <style:text-properties officeooo:rsid="007f1fb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Rapport </text:span><text:span text:style-name="T2">de Projet Rails</text:span></text:p>
      <text:p text:style-name="P29"><text:span text:style-name="T1">Raphaël Pillié</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7">Table des matières</text:p>
          </text:index-title>
          <text:p text:style-name="P39"><text:a xlink:type="simple" xlink:href="#__RefHeading__210_1806537034" text:style-name="Index_20_Link" text:visited-style-name="Index_20_Link">Introduction<text:tab/>1</text:a></text:p>
          <text:p text:style-name="P39"><text:a xlink:type="simple" xlink:href="#__RefHeading__214_1806537034" text:style-name="Index_20_Link" text:visited-style-name="Index_20_Link">Liste des Gems Ruby utilisées<text:tab/>2</text:a></text:p>
          <text:p text:style-name="P39"><text:a xlink:type="simple" xlink:href="#__RefHeading__219_1806537034" text:style-name="Index_20_Link" text:visited-style-name="Index_20_Link">Utilisation de Jquery et Jquery-ui<text:tab/>2</text:a></text:p>
          <text:p text:style-name="P39"><text:a xlink:type="simple" xlink:href="#__RefHeading__221_1806537034" text:style-name="Index_20_Link" text:visited-style-name="Index_20_Link">Améliorations du projet<text:tab/>2</text:a></text:p>
          <text:p text:style-name="P39"><text:a xlink:type="simple" xlink:href="#__RefHeading__223_1806537034" text:style-name="Index_20_Link" text:visited-style-name="Index_20_Link">Structure de la base de donnée<text:tab/>3</text:a></text:p>
          <text:p text:style-name="P39"><text:a xlink:type="simple" xlink:href="#__RefHeading__225_1806537034" text:style-name="Index_20_Link" text:visited-style-name="Index_20_Link">Présentation des tests<text:tab/>3</text:a></text:p>
          <text:p text:style-name="P36"><text:a xlink:type="simple" xlink:href="#__RefHeading__227_1806537034" text:style-name="Index_20_Link" text:visited-style-name="Index_20_Link">Controllers<text:tab/>3</text:a></text:p>
          <text:p text:style-name="P49"><text:a xlink:type="simple" xlink:href="#__RefHeading__229_1806537034" text:style-name="Index_20_Link" text:visited-style-name="Index_20_Link">pages_controller_spec :<text:tab/>3</text:a></text:p>
          <text:p text:style-name="P49"><text:a xlink:type="simple" xlink:href="#__RefHeading__231_1806537034" text:style-name="Index_20_Link" text:visited-style-name="Index_20_Link">sessions_controller_spec :<text:tab/>3</text:a></text:p>
          <text:p text:style-name="P36"><text:a xlink:type="simple" xlink:href="#__RefHeading__233_1806537034" text:style-name="Index_20_Link" text:visited-style-name="Index_20_Link">Models<text:tab/>4</text:a></text:p>
          <text:p text:style-name="P49"><text:a xlink:type="simple" xlink:href="#__RefHeading__235_1806537034" text:style-name="Index_20_Link" text:visited-style-name="Index_20_Link">user_spec :<text:tab/>4</text:a></text:p>
          <text:p text:style-name="P36"><text:a xlink:type="simple" xlink:href="#__RefHeading__237_1806537034" text:style-name="Index_20_Link" text:visited-style-name="Index_20_Link">Request<text:tab/>4</text:a></text:p>
        </text:index-body>
      </text:table-of-content>
      <text:p text:style-name="P30"><text:span text:style-name="T1"/></text:p>
      <text:h text:style-name="P47" text:outline-level="1"><text:bookmark-start text:name="__RefHeading__210_1806537034"/><text:span text:style-name="T3">Introduction</text:span><text:bookmark-end text:name="__RefHeading__210_1806537034"/></text:h>
      <text:p text:style-name="P1"><text:span text:style-name="T4">Ce projet a été réalisé pour le cours de Langages de Scripts et Développement Web.</text:span></text:p>
      <text:p text:style-name="P1"><text:span text:style-name="T4">Il porte sur le développement d'une application web en Ruby utilisant le framework Ruby On Rails. La version de Ruby utilisé pour le projet est la 1.9.3 et celle de Ruby On Rails utilisé est la 3.2.11.</text:span></text:p>
      <text:p text:style-name="P1"><text:span text:style-name="T4">Cette application est composé d'un tron commun, qui suit le tutoriel disponible à cette adresse (</text:span><text:a xlink:type="simple" xlink:href="http://french.railstutorial.org/chapters/beginning"><text:span text:style-name="T25">http://french.railstutorial.org/chapters/beginning</text:span></text:a><text:span text:style-name="T4">), et d'une extension inventé de notre part afin d'y ajouter des compléments.</text:span></text:p>
      <text:p text:style-name="P31"><text:span text:style-name="T4"/></text:p>
      <text:h text:style-name="P40" text:outline-level="1"><text:bookmark-start text:name="__RefHeading__214_1806537034"/><text:span text:style-name="T26">Liste des Gems Ruby utilisées</text:span><text:bookmark-end text:name="__RefHeading__214_1806537034"/></text:h>
      <text:p text:style-name="P2"><text:span text:style-name="T27">Voici la liste des Gems Ruby utlisées pour l'application et leur utilité.</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8"><text:span text:style-name="T28">Gem</text:span></text:p>
            </table:table-cell>
            <table:table-cell table:style-name="Tableau1.A1" office:value-type="string">
              <text:p text:style-name="P38"><text:span text:style-name="T28">Version</text:span></text:p>
            </table:table-cell>
            <table:table-cell table:style-name="Tableau1.C1" office:value-type="string">
              <text:p text:style-name="P38"><text:span text:style-name="T28">Utilité</text:span></text:p>
            </table:table-cell>
          </table:table-row>
        </table:table-header-rows>
        <table:table-row>
          <table:table-cell table:style-name="Tableau1.A2" office:value-type="string">
            <text:p text:style-name="P34"><text:span text:style-name="T29">Rails</text:span></text:p>
          </table:table-cell>
          <table:table-cell table:style-name="Tableau1.A2" office:value-type="string">
            <text:p text:style-name="P34"><text:span text:style-name="T29">3.2.11</text:span></text:p>
          </table:table-cell>
          <table:table-cell table:style-name="Tableau1.C2" office:value-type="string">
            <text:p text:style-name="P34"><text:span text:style-name="T29">Framework de développement.</text:span></text:p>
          </table:table-cell>
        </table:table-row>
        <table:table-row>
          <table:table-cell table:style-name="Tableau1.A2" office:value-type="string">
            <text:p text:style-name="P34"><text:span text:style-name="T29">Sqllite3</text:span></text:p>
          </table:table-cell>
          <table:table-cell table:style-name="Tableau1.A2" office:value-type="string">
            <text:p text:style-name="P34"><text:span text:style-name="T29">1.3.9</text:span></text:p>
          </table:table-cell>
          <table:table-cell table:style-name="Tableau1.C2" office:value-type="string">
            <text:p text:style-name="P34"><text:span text:style-name="T29">Liaison avec une base SqlLite3.</text:span></text:p>
          </table:table-cell>
        </table:table-row>
        <table:table-row>
          <table:table-cell table:style-name="Tableau1.A2" office:value-type="string">
            <text:p text:style-name="P34"><text:span text:style-name="T29">Paperclip</text:span></text:p>
          </table:table-cell>
          <table:table-cell table:style-name="Tableau1.A2" office:value-type="string">
            <text:p text:style-name="P34"><text:span text:style-name="T29">3.5.3</text:span></text:p>
          </table:table-cell>
          <table:table-cell table:style-name="Tableau1.C2" office:value-type="string">
            <text:p text:style-name="P34"><text:span text:style-name="T29">Attacher un fichier PDF à une donnée en base.</text:span></text:p>
          </table:table-cell>
        </table:table-row>
        <table:table-row>
          <table:table-cell table:style-name="Tableau1.A2" office:value-type="string">
            <text:p text:style-name="P34"><text:span text:style-name="T29">Pdfkit</text:span></text:p>
          </table:table-cell>
          <table:table-cell table:style-name="Tableau1.A2" office:value-type="string">
            <text:p text:style-name="P34"><text:span text:style-name="T29">0.6.2</text:span></text:p>
          </table:table-cell>
          <table:table-cell table:style-name="Tableau1.C2" office:value-type="string">
            <text:p text:style-name="P34"><text:span text:style-name="T29">Permet la génération de PDF à la volé.</text:span></text:p>
          </table:table-cell>
        </table:table-row>
        <table:table-row>
          <table:table-cell table:style-name="Tableau1.A2" office:value-type="string">
            <text:p text:style-name="P34"><text:span text:style-name="T29">Wkhtmltopdf-binary</text:span></text:p>
          </table:table-cell>
          <table:table-cell table:style-name="Tableau1.A2" office:value-type="string">
            <text:p text:style-name="P34"><text:span text:style-name="T29">0.9.9.1</text:span></text:p>
          </table:table-cell>
          <table:table-cell table:style-name="Tableau1.C2" office:value-type="string">
            <text:p text:style-name="P34"><text:span text:style-name="T29">Complémentaire à Pdfkit pour la génération PDF.</text:span></text:p>
          </table:table-cell>
        </table:table-row>
        <table:table-row>
          <table:table-cell table:style-name="Tableau1.A2" office:value-type="string">
            <text:p text:style-name="P34">…</text:p>
          </table:table-cell>
          <table:table-cell table:style-name="Tableau1.A2" office:value-type="string">
            <text:p text:style-name="P34">…</text:p>
          </table:table-cell>
          <table:table-cell table:style-name="Tableau1.C2" office:value-type="string">
            <text:p text:style-name="P35"><text:span text:style-name="T30">Voir le tutoriel pour la liste des autres Gems.</text:span></text:p>
          </table:table-cell>
        </table:table-row>
      </table:table>
      <text:p text:style-name="P2"><text:span text:style-name="T27"/></text:p>
      <text:h text:style-name="P43" text:outline-level="1"><text:bookmark-start text:name="__RefHeading__219_1806537034"/><text:span text:style-name="T31">Utilisation de Jquery et Jquery-ui</text:span><text:bookmark-end text:name="__RefHeading__219_1806537034"/></text:h>
      <text:p text:style-name="P3"><text:span text:style-name="T32">La bibliothèque Javascript Jquery/</text:span><text:span text:style-name="T33">Jquery-ui</text:span><text:span text:style-name="T32"> a été mise en place pour l'utilisation du DatePicker lors de la saisie de la date de Naissance de l'utilisateur. Cela permet une saisie plus simple d'une date.</text:span></text:p>
      <text:p text:style-name="P4"><text:span text:style-name="T34">Charts.js a aussi été mis en place pour la génération de graphique, cette bibliothèque est disponible à l'adresse suivant : </text:span><text:a xlink:type="simple" xlink:href="http://www.chartjs.org/"><text:span text:style-name="T34">http://www.chartjs.org/</text:span></text:a><text:span text:style-name="T34">. Elle permet de créer facilement des graphiques en utilisant les balises canvas HTML5.</text:span></text:p>
      <text:p text:style-name="P4"><text:span text:style-name="T34"/></text:p>
      <text:h text:style-name="P43" text:outline-level="1"><text:bookmark-start text:name="__RefHeading__221_1806537034"/><text:span text:style-name="T35">Améliorations du projet</text:span><text:bookmark-end text:name="__RefHeading__221_1806537034"/></text:h>
      <text:p text:style-name="P5"><text:span text:style-name="T36">En plus des demandes initials, le projet implément :</text:span></text:p>
      <text:list xml:id="list3493315161173942491" text:style-name="L1">
        <text:list-item>
          <text:p text:style-name="P6"><text:span text:style-name="T36">la liste des gens non sportifs qui décident de faire du sport</text:span></text:p>
        </text:list-item>
        <text:list-item>
          <text:p text:style-name="P19"><text:span text:style-name="T5">le masquage et l'affichage en Javascript de </text:span><text:span text:style-name="Strong_20_Emphasis"><text:span text:style-name="T5">j'aimerais faire du sport</text:span></text:span><text:span text:style-name="T5"> pour les non-sportifs</text:span></text:p>
        </text:list-item>
        <text:list-item>
          <text:p text:style-name="P6"><text:span text:style-name="T36">une liste disponible en PDF à la volée de tous les utilisateurs, </text:span><text:span text:style-name="T37">et des utilisateurs non sportif</text:span></text:p>
        </text:list-item>
        <text:list-item>
          <text:p text:style-name="P7"><text:span text:style-name="T38">deux graphiques comparant le poid réèl et idéal des utilisateurs, et montrant la répartition de l'IMC.</text:span></text:p>
        </text:list-item>
      </text:list>
      <text:p text:style-name="P8"><text:span text:style-name="T38"/></text:p>
      <text:h text:style-name="P45" text:outline-level="1"><text:span text:style-name="T54"/></text:h>
      <text:h text:style-name="P41" text:outline-level="1"><text:bookmark-start text:name="__RefHeading__223_1806537034"/><text:span text:style-name="T54">Structure de la base de donnée</text:span><text:bookmark-end text:name="__RefHeading__223_1806537034"/></text:h>
      <text:p text:style-name="P9"><text:span text:style-name="T39">La base ne contient qu'une seul table User</text:span><text:span text:style-name="T39">.</text:span></text:p>
      <text:p text:style-name="P10"><text:span text:style-name="T40">La table User contient les champs: </text:span></text:p>
      <text:list xml:id="list8125711352378335115" text:style-name="L2">
        <text:list-item>
          <text:p text:style-name="P11"><text:span text:style-name="T40">id: integer </text:span><text:span text:style-name="T41">(Identifiant unique de l'utilisateur, généré par rails)</text:span></text:p>
        </text:list-item>
        <text:list-item>
          <text:p text:style-name="P11"><text:span text:style-name="T40">nom: string </text:span><text:span text:style-name="T42">(Nom de l'utilisateur)</text:span><text:span text:style-name="T40"> </text:span></text:p>
        </text:list-item>
        <text:list-item>
          <text:p text:style-name="P11"><text:span text:style-name="T40">email: string </text:span><text:span text:style-name="T42">(Email de l'utilisateur)</text:span></text:p>
        </text:list-item>
        <text:list-item>
          <text:p text:style-name="P11"><text:span text:style-name="T40">dateNaissance: date </text:span><text:span text:style-name="T42">(Date de Naissance de l'utilisateur)</text:span></text:p>
        </text:list-item>
        <text:list-item>
          <text:p text:style-name="P11"><text:span text:style-name="T40">poid: float </text:span><text:span text:style-name="T42">(Poid de l'utilisateur)</text:span></text:p>
        </text:list-item>
        <text:list-item>
          <text:p text:style-name="P11"><text:span text:style-name="T40">poidIdeal: float </text:span><text:span text:style-name="T42">(Poid Idéal de l'utilisateur)</text:span></text:p>
        </text:list-item>
        <text:list-item>
          <text:p text:style-name="P11"><text:span text:style-name="T40">sport: boolean </text:span><text:span text:style-name="T42">(Indique si l'utilisateur fait du sport)</text:span></text:p>
        </text:list-item>
        <text:list-item>
          <text:p text:style-name="P12"><text:span text:style-name="T40">created_at: datetime </text:span><text:span text:style-name="T42">(Date de création</text:span><text:span text:style-name="T41">, généré par rails</text:span><text:span text:style-name="T42">)</text:span></text:p>
        </text:list-item>
        <text:list-item>
          <text:p text:style-name="P12"><text:span text:style-name="T40">updated_at: datetime </text:span><text:span text:style-name="T42">(Date de mis à jour</text:span><text:span text:style-name="T41">, généré par rails</text:span><text:span text:style-name="T42">)</text:span></text:p>
        </text:list-item>
        <text:list-item>
          <text:p text:style-name="P11"><text:span text:style-name="T40">encrypted_password: string </text:span><text:span text:style-name="T43">(Mot de passe utilisateur)</text:span></text:p>
        </text:list-item>
        <text:list-item>
          <text:p text:style-name="P14"><text:span text:style-name="T40">salt: string </text:span><text:span text:style-name="T43">(Aide d'encryption du mot de passe)</text:span><text:span text:style-name="T40"> </text:span></text:p>
        </text:list-item>
        <text:list-item>
          <text:p text:style-name="P14"><text:span text:style-name="T40">admin: boolean </text:span><text:span text:style-name="T49">(Indique si l'utilisateur est administrateur)</text:span></text:p>
        </text:list-item>
        <text:list-item>
          <text:p text:style-name="P11"><text:span text:style-name="T40">aimeSport: boolean </text:span><text:span text:style-name="T44">(Indique si l'utilisateur veut faire du sport)</text:span></text:p>
        </text:list-item>
        <text:list-item>
          <text:p text:style-name="P11"><text:span text:style-name="T40">taille: integer </text:span><text:span text:style-name="T45">(Taille de l'utilisateur)</text:span></text:p>
        </text:list-item>
        <text:list-item>
          <text:p text:style-name="P11"><text:span text:style-name="T40">cv_file_name: string </text:span><text:span text:style-name="T46">(Nom du fichier CV, </text:span><text:span text:style-name="T48">généré par paperclip</text:span><text:span text:style-name="T46">)</text:span></text:p>
        </text:list-item>
        <text:list-item>
          <text:p text:style-name="P13"><text:span text:style-name="T40">cv_content_type: string </text:span><text:span text:style-name="T46">(Type du fichier CV, </text:span><text:span text:style-name="T48">généré par paperclip</text:span><text:span text:style-name="T46">)</text:span></text:p>
        </text:list-item>
        <text:list-item>
          <text:p text:style-name="P13"><text:span text:style-name="T40">cv_file_size: integer </text:span><text:span text:style-name="T46">(Taille du fichier CV, </text:span><text:span text:style-name="T48">généré par paperclip</text:span><text:span text:style-name="T46">)</text:span><text:span text:style-name="T40"> </text:span></text:p>
        </text:list-item>
        <text:list-item>
          <text:p text:style-name="P13"><text:span text:style-name="T40">cv_updated_at: datetime </text:span><text:span text:style-name="T47">(Date de mis à jour du fichier CV</text:span><text:span text:style-name="T46">, </text:span><text:span text:style-name="T48">généré par paperclip</text:span><text:span text:style-name="T47">)</text:span></text:p>
        </text:list-item>
      </text:list>
      <text:p text:style-name="P15"><text:span text:style-name="T47"/></text:p>
      <text:h text:style-name="P44" text:outline-level="1"><text:bookmark-start text:name="__RefHeading__225_1806537034"/><text:span text:style-name="T55">Présentation des tests</text:span><text:bookmark-end text:name="__RefHeading__225_1806537034"/></text:h>
      <text:h text:style-name="P48" text:outline-level="2"><text:bookmark-start text:name="__RefHeading__227_1806537034"/><text:span text:style-name="T18">Controllers</text:span><text:bookmark-end text:name="__RefHeading__227_1806537034"/></text:h>
      <text:h text:style-name="Heading_20_3" text:outline-level="3"><text:bookmark-start text:name="__RefHeading__229_1806537034"/><text:span text:style-name="T6">pages_controller_spec :</text:span><text:bookmark-end text:name="__RefHeading__229_1806537034"/></text:h>
      <text:p text:style-name="P20"><text:span text:style-name="T7">Permet de vérifier le bon acheminement des pages statics en fonction des URLs (pages/home, pages/contact, pages/about, pages/help) </text:span><text:span text:style-name="T8">en testant sur le titre de la page.</text:span></text:p>
      <text:h text:style-name="Heading_20_3" text:outline-level="3"><text:bookmark-start text:name="__RefHeading__231_1806537034"/><text:span text:style-name="T9">sessions_controller_spec </text:span><text:span text:style-name="T8">:</text:span><text:bookmark-end text:name="__RefHeading__231_1806537034"/></text:h>
      <text:p text:style-name="P20"><text:span text:style-name="T9">Permet de vérifier le bon fonctionnement des connections et déconnections utilisateurs.</text:span></text:p>
      <text:p text:style-name="P20"><text:span text:style-name="T9"/></text:p>
      <text:h text:style-name="P48" text:outline-level="2"><text:bookmark-start text:name="__RefHeading__233_1806537034"/><text:soft-page-break/><text:span text:style-name="T18">Models</text:span><text:bookmark-end text:name="__RefHeading__233_1806537034"/></text:h>
      <text:h text:style-name="P33" text:outline-level="3"><text:bookmark-start text:name="__RefHeading__235_1806537034"/><text:span text:style-name="T19">user_spec :</text:span><text:bookmark-end text:name="__RefHeading__235_1806537034"/></text:h>
      <text:p text:style-name="P22"><text:span text:style-name="T10">Permet de tester la classe user. </text:span><text:span text:style-name="T11">Elle permet de vérifier si les données utilisateur ne sont pas corrompues et qu'elles correspondent aux besoins de l'application, </text:span><text:span text:style-name="T12">que se soit tant sur le remplissage de certain champ obligatoire que de leurs contenu (Exemple : email).</text:span></text:p>
      <text:h text:style-name="P48" text:outline-level="2"><text:bookmark-start text:name="__RefHeading__237_1806537034"/><text:span text:style-name="T18">Request</text:span><text:bookmark-end text:name="__RefHeading__237_1806537034"/></text:h>
      <text:h text:style-name="P33" text:outline-level="3"><text:span text:style-name="T20">friendly_</text:span><text:span text:style-name="T21">f</text:span><text:span text:style-name="T20">orwardings :</text:span></text:h>
      <text:p text:style-name="P23"><text:span text:style-name="T13">Permet de tester la redirection de page après identification utilisateur.</text:span></text:p>
      <text:h text:style-name="Heading_20_3" text:outline-level="3"><text:span text:style-name="T14">layout_links :</text:span></text:h>
      <text:p text:style-name="P24"><text:span text:style-name="T15">Permet de tester les chemins du fichier routes.rb en testant sur le contenu des pages.</text:span></text:p>
      <text:h text:style-name="Heading_20_3" text:outline-level="3"><text:span text:style-name="T16">Users :</text:span></text:h>
      <text:p text:style-name="P25"><text:span text:style-name="T17">Permet de tester la bonne insertion en base d'un utilisateur correct ainsi que sa non insertion sinon. Et permet de tester aussi la réussite d'une connexion utilisateur.</text:span></text:p>
      <text:p text:style-name="P25"><text:span text:style-name="T17"/></text:p>
      <text:h text:style-name="P46" text:outline-level="1"><text:span text:style-name="T22">Installation</text:span></text:h>
      <text:list xml:id="list6616861320426079390" text:style-name="L3">
        <text:list-item>
          <text:p text:style-name="P21"><text:span text:style-name="T23">Se placer à la racine du projet et faire bundle install pour installer toutes les gems correctement.</text:span></text:p>
          <text:list>
            <text:list-item>
              <text:p text:style-name="P21"><text:span text:style-name="T23">Attention il est possiblie qu'il y ai des problèmes avec </text:span><text:span text:style-name="T24">Wkhtmltopdf-binary. </text:span><text:span text:style-name="T23">L'installation peut avoir réussit mais ne pas fonctionner correctement. Si c'est le cas, il faut indiquer à l'application dans config/application.rb ou aller chercher </text:span><text:span text:style-name="T24">Wkhtmltopdf-binary.</text:span></text:p>
            </text:list-item>
          </text:list>
        </text:list-item>
        <text:list-item>
          <text:p text:style-name="P16"><text:span text:style-name="T50">Pour la base de donnée, on peut ajouter un utilisateur en faisant </text:span></text:p>
          <text:list>
            <text:list-item>
              <text:p text:style-name="P16">User.create(:nom =&gt; "<text:span text:style-name="T56">Raphael Pillie</text:span>", :email =&gt; "<text:span text:style-name="T57">raphael.pillie@gmail.com</text:span>", :dat<text:span text:style-name="T64">e</text:span>Naissance =&gt; '<text:span text:style-name="T58">02/04/1991</text:span>', :poid =&gt; 85, :poidIdeal =&gt; <text:span text:style-name="T59">73</text:span>, :taille =&gt; 1<text:span text:style-name="T60">73</text:span>, :<text:span text:style-name="T65">s</text:span>port =&gt; <text:span text:style-name="T61">false</text:span>, :<text:span text:style-name="T66">aimeS</text:span>port =&gt; <text:span text:style-name="T62">true</text:span>, :cv =&gt; nil, :a<text:span text:style-name="T63">dmin =&gt; true</text:span>)</text:p>
            </text:list-item>
            <text:list-item>
              <text:p text:style-name="P17"><text:span text:style-name="T51">Mais cela n'est pas obligatoire, cependant il faut changer manuellement en base les informations pour créer le premier administateur. Un administrateur peut modifier n'importe quelle profil.</text:span></text:p>
            </text:list-item>
          </text:list>
        </text:list-item>
      </text:list>
      <text:p text:style-name="P18"><text:span text:style-name="T51"/></text:p>
      <text:p text:style-name="P18"><text:span text:style-name="T51"/></text:p>
      <text:h text:style-name="P42" text:outline-level="1"><text:span text:style-name="T67">Conclusion</text:span></text:h>
      <text:p text:style-name="P26"><text:span text:style-name="T52">Ce projet m'a permet de découvrire le Ruby ainsi que le Ruby on Rails. Je pense que le Ruby on Rails une fois mis en place est plutot utile dans le développement d'application web, mais qu'il est fastidieux à mettre en place à cause de problème de version de gems.</text:span></text:p>
      <text:p text:style-name="P26"><text:span text:style-name="T52">Ce projet m'a permis aussi de réèlement mettre en place un projet développer pas les tests, et de comprendre l'utilité de ce type de développement.</text:span></text:p>
      <text:p text:style-name="P26"><text:span text:style-name="T52">Cependant certaine implémentation et contrainte m'ont parru mal formulé, comme par exemple le fait que le poid idéal d'une personne soit forcément inférieur à son poid actuel.</text:span></text:p>
      <text:p text:style-name="P27"><text:span text:style-name="T53">Pour finir ce projet m'a paru utile car il m'a donner nouvelle approche d'un langage que je n'avais jamais utilisé a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60ec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Footer"><text:span text:style-name="MT1"><text:tab/><text:tab/></text:span></text:p>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6T22:50:13</dc:date>
    <dc:creator>Raphael </dc:creator>
    <meta:generator>LibreOffice/4.0.2.2$Linux_X86_64 LibreOffice_project/400m0$Build-2</meta:generator>
    <meta:editing-duration>PT1H41M9S</meta:editing-duration>
    <meta:editing-cycles>90</meta:editing-cycles>
    <meta:document-statistic meta:table-count="1" meta:image-count="0" meta:object-count="0" meta:page-count="7" meta:paragraph-count="100" meta:word-count="929" meta:character-count="5852" meta:non-whitespace-character-count="5040"/>
  </office:meta>
</office:document-meta>
</file>